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7938in" fo:margin-left="-0.6174in" table:align="left"/>
    </style:style>
    <style:style style:name="Table1.A" style:family="table-column">
      <style:table-column-properties style:column-width="2.434in"/>
    </style:style>
    <style:style style:name="Table1.B" style:family="table-column">
      <style:table-column-properties style:column-width="2.9924in"/>
    </style:style>
    <style:style style:name="Table1.C" style:family="table-column">
      <style:table-column-properties style:column-width="2.3674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1.2021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officeooo:paragraph-rsid="001649ca"/>
    </style:style>
    <style:style style:name="P2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9pt" fo:font-weight="normal" officeooo:rsid="00416296" officeooo:paragraph-rsid="00416296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14pt" fo:font-weight="normal" officeooo:rsid="001649ca" officeooo:paragraph-rsid="0089b2b8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12pt" fo:font-weight="bold" officeooo:rsid="001649ca" officeooo:paragraph-rsid="009c6f2b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204984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normal" officeooo:rsid="001649ca" officeooo:paragraph-rsid="004e93d2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normal" officeooo:rsid="001649ca" officeooo:paragraph-rsid="00353683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.0035in" fo:margin-right="0.0035in" fo:text-align="start" style:justify-single-word="false" fo:text-indent="0in" style:auto-text-indent="false"/>
      <style:text-properties style:font-name="Arial" fo:font-size="9pt" fo:font-weight="normal" officeooo:rsid="003207e1" officeooo:paragraph-rsid="004e3578" style:font-size-asian="9pt" style:font-weight-asian="normal" style:font-size-complex="9pt" style:font-weight-complex="normal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12pt" style:text-underline-style="none" fo:font-weight="normal" officeooo:rsid="001649ca" officeooo:paragraph-rsid="00a4d09d" style:font-size-asian="12pt" style:font-weight-asian="normal" style:font-size-complex="12pt" style:font-weight-complex="normal"/>
    </style:style>
    <style:style style:name="T1" style:family="text">
      <style:text-properties fo:font-size="13pt" fo:font-weight="normal" officeooo:rsid="009deae1" style:font-size-asian="13pt" style:font-weight-asian="normal" style:font-size-complex="13pt" style:font-weight-complex="normal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Frame">
      <style:graphic-properties fo:margin-top="0.0098in" fo:margin-bottom="0.0098in" style:wrap="none" style:vertical-pos="top" style:vertical-rel="paragraph-content" style:horizontal-pos="center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5"><text:placeholder text:placeholder-type="text">&lt;for each="seq,line in enumerate(get_rows_line())"&gt;</text:placeholder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<text:placeholder text:placeholder-type="text">&lt;for each="columns in (1,2,3)"&gt;</text:placeholder></text:p>
            <text:p text:style-name="P2"/>
          </table:table-cell>
          <table:table-cell table:style-name="Table1.A2" office:value-type="string">
            <text:p text:style-name="P3"><text:placeholder text:placeholder-type="text">&lt;get_product_by_index(seq+1,columns)['name']&gt;</text:placeholder></text:p>
            <text:p text:style-name="P4"><text:span text:style-name="T2"><text:placeholder text:placeholder-type="text">&lt;formatLang(get_product_by_index(seq+1,columns)['list_price'],digits=0)&gt;</text:placeholder></text:span> <text:span text:style-name="T1">VNĐ</text:span></text:p>
            <text:p text:style-name="P10"><draw:frame draw:style-name="fr1" draw:name="image: barcode(get_product_by_index(seq+1,columns)['barcode'], 'code128')" text:anchor-type="paragraph" svg:width="0.7902in" draw:z-index="0"><draw:text-box fo:min-height="0.2in"><text:p text:style-name="P9"/></draw:text-box></draw:frame><text:placeholder text:placeholder-type="text">&lt;get_product_by_index(seq+1,columns)['barcode']&gt;</text:placeholder></text:p>
          </table:table-cell>
          <table:table-cell table:style-name="Table1.C2" office:value-type="string">
            <text:p text:style-name="P6"><text:placeholder text:placeholder-type="text">&lt;/for&gt;</text:placeholder></text:p>
          </table:table-cell>
        </table:table-row>
        <table:table-row>
          <table:table-cell table:style-name="Table1.A3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4:15:15.116660269</dc:date>
    <meta:generator>LibreOffice/4.1.4.2$Linux_X86_64 LibreOffice_project/410m0$Build-2</meta:generator>
    <meta:editing-duration>PT3H53M42S</meta:editing-duration>
    <meta:editing-cycles>144</meta:editing-cycles>
    <meta:document-statistic meta:table-count="1" meta:image-count="0" meta:object-count="0" meta:page-count="1" meta:paragraph-count="7" meta:word-count="14" meta:character-count="263" meta:non-whitespace-character-count="256"/>
  </office:meta>
</office:document-meta>
</file>